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d0da0" officeooo:paragraph-rsid="000d0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aaaaaaaaaaaaaaaaaaaaaaaaaaaaaaaaaa</text:p>
      <text:p text:style-name="P1">bbbbbbbbbbbbbbbbbbbbbbbbbbbbbbbbbbbbbbbbbbbbbbbbbbbb</text:p>
      <text:p text:style-name="P1">ccccccccccccccccccccccccccccccccccccccccccccccccccccccccccccccc</text:p>
      <text:p text:style-name="P1">ddddddddddddddddddddddddddddddddddddddddddddddddddddd</text:p>
      <text:p text:style-name="P1">eeeeeeeeeeeeeeeeeeeeeeeeeeeeeeeeeeeeeeeeeeeeeeeeeeeeeeeee</text:p>
      <text:p text:style-name="P1">fffffffffffffffffffffffffffffffffffffffffffffffffffffffffffffffffffffffffffffffffff</text:p>
      <text:p text:style-name="P1">gggggggggggggggggggggggggggggggggggggggggggggggggggggggg</text:p>
      <text:p text:style-name="P1">hhhhhhhhhhhhhhhhhhhhhhhhhhhhhhhhhhhhhhhhhhhhhhhh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11:09:13.087472326</meta:creation-date>
    <dc:date>2025-07-10T11:09:54.629369107</dc:date>
    <meta:editing-duration>PT42S</meta:editing-duration>
    <meta:editing-cycles>1</meta:editing-cycles>
    <meta:document-statistic meta:table-count="0" meta:image-count="0" meta:object-count="0" meta:page-count="1" meta:paragraph-count="8" meta:word-count="8" meta:character-count="471" meta:non-whitespace-character-count="471"/>
    <meta:generator>LibreOffice/6.4.7.2$Linux_X86_64 LibreOffice_project/40$Build-2</meta:generator>
  </office:meta>
</office:document-meta>
</file>